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padding="0in" fo:border="non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paragraph-properties fo:padding="0in" fo:border="none"/>
    </style:style>
    <style:style style:name="P4" style:family="paragraph" style:parent-style-name="Text_20_body" style:list-style-name="L1">
      <style:paragraph-properties fo:padding="0in" fo:border="none"/>
    </style:style>
    <style:style style:name="P5" style:family="paragraph" style:parent-style-name="Text_20_body" style:list-style-name="L1">
      <style:paragraph-properties fo:padding="0in" fo:border="none"/>
      <style:text-properties loext:padding="0in" loext:border="none"/>
    </style:style>
    <style:style style:name="P6" style:family="paragraph" style:parent-style-name="Text_20_body" style:list-style-name="L2">
      <style:paragraph-properties fo:padding="0in" fo:border="none"/>
    </style:style>
    <style:style style:name="P7" style:family="paragraph" style:parent-style-name="Text_20_body" style:list-style-name="L5">
      <style:paragraph-properties fo:padding="0in" fo:border="none"/>
    </style:style>
    <style:style style:name="P8" style:family="paragraph" style:parent-style-name="Text_20_body" style:list-style-name="L6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74pt solid #00000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Use Case Description for Your Dashboard Application</text:span></text:span></text:p>
      <text:p text:style-name="P3"><text:span text:style-name="Strong_20_Emphasis"><text:span text:style-name="T1">Overview</text:span></text:span><text:span text:style-name="T1">: This dashboard application features a REST backend and a simple UI frontend, with backend documentation provided by OpenAPI. The application is designed to store simple data and files, which can be viewed and managed through the UI.</text:span></text:p>
      <text:h text:style-name="P1" text:outline-level="3">Key Functionalities:</text:h>
      <text:list xml:id="list297863524" text:style-name="L1">
        <text:list-item>
          <text:p text:style-name="P4"><text:span text:style-name="Strong_20_Emphasis"><text:span text:style-name="T1">File Management</text:span></text:span><text:span text:style-name="T1">:</text:span></text:p>
          <text:list>
            <text:list-item>
              <text:p text:style-name="P4"><text:span text:style-name="Strong_20_Emphasis"><text:span text:style-name="T1">Upload File</text:span></text:span><text:span text:style-name="T1">:</text:span></text:p>
              <text:list>
                <text:list-item>
                  <text:p text:style-name="P4"><text:span text:style-name="T1">Endpoint: </text:span><text:span text:style-name="Source_20_Text"><text:span text:style-name="T2">POST /api/file</text:span></text:span></text:p>
                </text:list-item>
                <text:list-item>
                  <text:p text:style-name="P5">Request Body: Accepts a binary file.</text:p>
                </text:list-item>
                <text:list-item>
                  <text:p text:style-name="P5">Response: Returns the uploaded file's ID.</text:p>
                </text:list-item>
              </text:list>
            </text:list-item>
            <text:list-item>
              <text:p text:style-name="P4"><text:span text:style-name="Strong_20_Emphasis"><text:span text:style-name="T1">Retrieve All Files</text:span></text:span><text:span text:style-name="T1">:</text:span></text:p>
              <text:list>
                <text:list-item>
                  <text:p text:style-name="P4"><text:span text:style-name="T1">Endpoint: </text:span><text:span text:style-name="Source_20_Text"><text:span text:style-name="T2">GET /api/file</text:span></text:span></text:p>
                </text:list-item>
                <text:list-item>
                  <text:p text:style-name="P5">Response: Returns a list of all files stored in the system.</text:p>
                </text:list-item>
              </text:list>
            </text:list-item>
            <text:list-item>
              <text:p text:style-name="P4"><text:span text:style-name="Strong_20_Emphasis"><text:span text:style-name="T1">Retrieve Specific File</text:span></text:span><text:span text:style-name="T1">:</text:span></text:p>
              <text:list>
                <text:list-item>
                  <text:p text:style-name="P4"><text:span text:style-name="T1">Endpoint: </text:span><text:span text:style-name="Source_20_Text"><text:span text:style-name="T2">GET /api/file/{fileId}</text:span></text:span></text:p>
                </text:list-item>
                <text:list-item>
                  <text:p text:style-name="P4"><text:span text:style-name="T1">Parameters: </text:span><text:span text:style-name="Source_20_Text"><text:span text:style-name="T2">fileId</text:span></text:span><text:span text:style-name="T1"> (string)</text:span></text:p>
                </text:list-item>
                <text:list-item>
                  <text:p text:style-name="P5">Response: Returns the content of the specified file.</text:p>
                </text:list-item>
              </text:list>
            </text:list-item>
            <text:list-item>
              <text:p text:style-name="P4"><text:span text:style-name="Strong_20_Emphasis"><text:span text:style-name="T1">Delete Specific File</text:span></text:span><text:span text:style-name="T1">:</text:span></text:p>
              <text:list>
                <text:list-item>
                  <text:p text:style-name="P4"><text:span text:style-name="T1">Endpoint: </text:span><text:span text:style-name="Source_20_Text"><text:span text:style-name="T2">DELETE /api/file/{fileId}</text:span></text:span></text:p>
                </text:list-item>
                <text:list-item>
                  <text:p text:style-name="P4"><text:span text:style-name="T1">Parameters: </text:span><text:span text:style-name="Source_20_Text"><text:span text:style-name="T2">fileId</text:span></text:span><text:span text:style-name="T1"> (string)</text:span></text:p>
                </text:list-item>
                <text:list-item>
                  <text:p text:style-name="P5">Response: Confirms file deletion.</text:p>
                </text:list-item>
              </text:list>
            </text:list-item>
          </text:list>
        </text:list-item>
        <text:list-item>
          <text:p text:style-name="P4"><text:span text:style-name="Strong_20_Emphasis"><text:span text:style-name="T1">Data Management</text:span></text:span><text:span text:style-name="T1">:</text:span></text:p>
          <text:list>
            <text:list-item>
              <text:p text:style-name="P4"><text:span text:style-name="Strong_20_Emphasis"><text:span text:style-name="T1">Create New Data Entry</text:span></text:span><text:span text:style-name="T1">:</text:span></text:p>
              <text:list>
                <text:list-item>
                  <text:p text:style-name="P4"><text:span text:style-name="T1">Endpoint: </text:span><text:span text:style-name="Source_20_Text"><text:span text:style-name="T2">POST /api/data/{domain}/{category}/{entry}</text:span></text:span></text:p>
                </text:list-item>
                <text:list-item>
                  <text:p text:style-name="P4"><text:span text:style-name="T1">Parameters: </text:span><text:span text:style-name="Source_20_Text"><text:span text:style-name="T2">domain</text:span></text:span><text:span text:style-name="T1">, </text:span><text:span text:style-name="Source_20_Text"><text:span text:style-name="T2">category</text:span></text:span><text:span text:style-name="T1">, </text:span><text:span text:style-name="Source_20_Text"><text:span text:style-name="T2">entry</text:span></text:span><text:span text:style-name="T1"> (all strings)</text:span></text:p>
                </text:list-item>
                <text:list-item>
                  <text:p text:style-name="P4"><text:span text:style-name="T1">Request Body: Data structure defined by </text:span><text:span text:style-name="Source_20_Text"><text:span text:style-name="T2">DataRequest</text:span></text:span><text:span text:style-name="T1">.</text:span></text:p>
                </text:list-item>
                <text:list-item>
                  <text:p text:style-name="P5">Response: Confirms data creation.</text:p>
                </text:list-item>
              </text:list>
            </text:list-item>
            <text:list-item>
              <text:p text:style-name="P4"><text:span text:style-name="Strong_20_Emphasis"><text:span text:style-name="T1">Delete Data Entry</text:span></text:span><text:span text:style-name="T1">:</text:span></text:p>
              <text:list>
                <text:list-item>
                  <text:p text:style-name="P4"><text:soft-page-break/><text:span text:style-name="T1">Endpoint: </text:span><text:span text:style-name="Source_20_Text"><text:span text:style-name="T2">DELETE /api/data/{domain}/{category}/{entry}</text:span></text:span></text:p>
                </text:list-item>
                <text:list-item>
                  <text:p text:style-name="P4"><text:span text:style-name="T1">Parameters: </text:span><text:span text:style-name="Source_20_Text"><text:span text:style-name="T2">domain</text:span></text:span><text:span text:style-name="T1">, </text:span><text:span text:style-name="Source_20_Text"><text:span text:style-name="T2">category</text:span></text:span><text:span text:style-name="T1">, </text:span><text:span text:style-name="Source_20_Text"><text:span text:style-name="T2">entry</text:span></text:span><text:span text:style-name="T1"> (all strings)</text:span></text:p>
                </text:list-item>
                <text:list-item>
                  <text:p text:style-name="P4"><text:span text:style-name="T1">Optional Query: </text:span><text:span text:style-name="Source_20_Text"><text:span text:style-name="T2">softDelete</text:span></text:span><text:span text:style-name="T1"> (default </text:span><text:span text:style-name="Source_20_Text"><text:span text:style-name="T2">true</text:span></text:span><text:span text:style-name="T1">)</text:span></text:p>
                </text:list-item>
                <text:list-item>
                  <text:p text:style-name="P5">Response: Confirms data deletion.</text:p>
                </text:list-item>
              </text:list>
            </text:list-item>
            <text:list-item>
              <text:p text:style-name="P4"><text:span text:style-name="Strong_20_Emphasis"><text:span text:style-name="T1">Retrieve All Data Entries</text:span></text:span><text:span text:style-name="T1">:</text:span></text:p>
              <text:list>
                <text:list-item>
                  <text:p text:style-name="P4"><text:span text:style-name="T1">Endpoint: </text:span><text:span text:style-name="Source_20_Text"><text:span text:style-name="T2">GET /api/data</text:span></text:span></text:p>
                </text:list-item>
                <text:list-item>
                  <text:p text:style-name="P5">Response: Returns a list of all data entries.</text:p>
                </text:list-item>
              </text:list>
            </text:list-item>
            <text:list-item>
              <text:p text:style-name="P4"><text:span text:style-name="Strong_20_Emphasis"><text:span text:style-name="T1">Retrieve Domain-Specific Data</text:span></text:span><text:span text:style-name="T1">:</text:span></text:p>
              <text:list>
                <text:list-item>
                  <text:p text:style-name="P4"><text:span text:style-name="T1">Endpoint: </text:span><text:span text:style-name="Source_20_Text"><text:span text:style-name="T2">GET /api/data/{domain}</text:span></text:span></text:p>
                </text:list-item>
                <text:list-item>
                  <text:p text:style-name="P4"><text:span text:style-name="T1">Parameters: </text:span><text:span text:style-name="Source_20_Text"><text:span text:style-name="T2">domain</text:span></text:span><text:span text:style-name="T1"> (string)</text:span></text:p>
                </text:list-item>
                <text:list-item>
                  <text:p text:style-name="P5">Response: Returns a list of data entries for the specified domain.</text:p>
                </text:list-item>
              </text:list>
            </text:list-item>
            <text:list-item>
              <text:p text:style-name="P4"><text:span text:style-name="Strong_20_Emphasis"><text:span text:style-name="T1">Delete Category</text:span></text:span><text:span text:style-name="T1">:</text:span></text:p>
              <text:list>
                <text:list-item>
                  <text:p text:style-name="P4"><text:span text:style-name="T1">Endpoint: </text:span><text:span text:style-name="Source_20_Text"><text:span text:style-name="T2">DELETE /api/data/{domain}/{category}</text:span></text:span></text:p>
                </text:list-item>
                <text:list-item>
                  <text:p text:style-name="P4"><text:span text:style-name="T1">Parameters: </text:span><text:span text:style-name="Source_20_Text"><text:span text:style-name="T2">domain</text:span></text:span><text:span text:style-name="T1">, </text:span><text:span text:style-name="Source_20_Text"><text:span text:style-name="T2">category</text:span></text:span><text:span text:style-name="T1"> (both strings)</text:span></text:p>
                </text:list-item>
                <text:list-item>
                  <text:p text:style-name="P5">Response: Confirms category deletion.</text:p>
                </text:list-item>
              </text:list>
            </text:list-item>
          </text:list>
        </text:list-item>
        <text:list-item>
          <text:p text:style-name="P4"><text:span text:style-name="Strong_20_Emphasis"><text:span text:style-name="T1">Data Hierarchy Management</text:span></text:span><text:span text:style-name="T1">:</text:span></text:p>
          <text:list>
            <text:list-item>
              <text:p text:style-name="P4"><text:span text:style-name="Strong_20_Emphasis"><text:span text:style-name="T1">Create Data at Different Levels</text:span></text:span><text:span text:style-name="T1">:</text:span></text:p>
              <text:list>
                <text:list-item>
                  <text:p text:style-name="P4"><text:span text:style-name="T1">Multiple endpoints to create hierarchical data entries at various levels, specified by path parameters such as </text:span><text:span text:style-name="Source_20_Text"><text:span text:style-name="T2">level0</text:span></text:span><text:span text:style-name="T1">, </text:span><text:span text:style-name="Source_20_Text"><text:span text:style-name="T2">level1</text:span></text:span><text:span text:style-name="T1">, etc.</text:span></text:p>
                </text:list-item>
              </text:list>
            </text:list-item>
          </text:list>
        </text:list-item>
      </text:list>
      <text:h text:style-name="P1" text:outline-level="3">Example Scenarios:</text:h>
      <text:list xml:id="list4171151201" text:style-name="L2">
        <text:list-item>
          <text:p text:style-name="P6"><text:span text:style-name="Strong_20_Emphasis"><text:span text:style-name="T1">Uploading a File</text:span></text:span><text:span text:style-name="T1">:</text:span></text:p>
          <text:list>
            <text:list-item>
              <text:p text:style-name="P6"><text:span text:style-name="T1">A user uploads a new file using the UI, which triggers a </text:span><text:span text:style-name="Source_20_Text"><text:span text:style-name="T2">POST</text:span></text:span><text:span text:style-name="T1"> request to </text:span><text:span text:style-name="Source_20_Text"><text:span text:style-name="T2">/api/file</text:span></text:span><text:span text:style-name="T1">. The backend stores the file and returns an ID for future reference.</text:span></text:p>
            </text:list-item>
          </text:list>
        </text:list-item>
        <text:list-item>
          <text:p text:style-name="P6"><text:span text:style-name="Strong_20_Emphasis"><text:span text:style-name="T1">Viewing All Files</text:span></text:span><text:span text:style-name="T1">:</text:span></text:p>
          <text:list>
            <text:list-item>
              <text:p text:style-name="P6"><text:span text:style-name="T1">On the dashboard, a user clicks to view all files, which triggers a </text:span><text:span text:style-name="Source_20_Text"><text:span text:style-name="T2">GET</text:span></text:span><text:span text:style-name="T1"> request to </text:span><text:span text:style-name="Source_20_Text"><text:span text:style-name="T2">/api/file</text:span></text:span><text:span text:style-name="T1">. The UI displays the list of files returned by the backend.</text:span></text:p>
            </text:list-item>
          </text:list>
        </text:list-item>
        <text:list-item>
          <text:p text:style-name="P6"><text:span text:style-name="Strong_20_Emphasis"><text:span text:style-name="T1">Creating a Data Entry</text:span></text:span><text:span text:style-name="T1">:</text:span></text:p>
          <text:list>
            <text:list-item>
              <text:p text:style-name="P6"><text:soft-page-break/><text:span text:style-name="T1">A user inputs new data into the form and submits it. This action triggers a </text:span><text:span text:style-name="Source_20_Text"><text:span text:style-name="T2">POST</text:span></text:span><text:span text:style-name="T1"> request to </text:span><text:span text:style-name="Source_20_Text"><text:span text:style-name="T2">/api/data/{domain}/{category}/{entry}</text:span></text:span><text:span text:style-name="T1">, storing the data in the backend.</text:span></text:p>
            </text:list-item>
          </text:list>
        </text:list-item>
        <text:list-item>
          <text:p text:style-name="P6"><text:span text:style-name="Strong_20_Emphasis"><text:span text:style-name="T1">Deleting a Specific Data Entry</text:span></text:span><text:span text:style-name="T1">:</text:span></text:p>
          <text:list>
            <text:list-item>
              <text:p text:style-name="P6"><text:span text:style-name="T1">From the UI, the user selects a data entry to delete. This sends a </text:span><text:span text:style-name="Source_20_Text"><text:span text:style-name="T2">DELETE</text:span></text:span><text:span text:style-name="T1"> request to </text:span><text:span text:style-name="Source_20_Text"><text:span text:style-name="T2">/api/data/{domain}/{category}/{entry}</text:span></text:span><text:span text:style-name="T1">, which removes the data.</text:span></text:p>
            </text:list-item>
          </text:list>
        </text:list-item>
      </text:list>
      <text:p text:style-name="Standard"/>
      <text:h text:style-name="P2" text:outline-level="3">Use Case Description for Your Dashboard Application</text:h>
      <text:p text:style-name="P3"><text:span text:style-name="Strong_20_Emphasis"><text:span text:style-name="T1">Overview</text:span></text:span><text:span text:style-name="T1">: Your application features a REST backend, complete with OpenAPI documentation, and a user-friendly UI frontend. This setup allows for efficient storage and retrieval of simple data and files. Users can interact with the data and files through the UI, ensuring a smooth and integrated experience.</text:span></text:p>
      <text:h text:style-name="P1" text:outline-level="3">Key Functionalities:</text:h>
      <text:list xml:id="list456588170" text:style-name="L5">
        <text:list-item>
          <text:p text:style-name="P7"><text:span text:style-name="Strong_20_Emphasis"><text:span text:style-name="T1">File Management</text:span></text:span><text:span text:style-name="T1">:</text:span></text:p>
          <text:list>
            <text:list-item>
              <text:p text:style-name="P7"><text:span text:style-name="Strong_20_Emphasis"><text:span text:style-name="T1">Upload File</text:span></text:span><text:span text:style-name="T1">: Users can upload files directly from the UI. When a file is uploaded, a </text:span><text:span text:style-name="Source_20_Text"><text:span text:style-name="T2">POST</text:span></text:span><text:span text:style-name="T1"> request is sent to the </text:span><text:span text:style-name="Source_20_Text"><text:span text:style-name="T2">/api/file</text:span></text:span><text:span text:style-name="T1"> endpoint. The backend processes this request, stores the file, and returns an identifier (ID) for the uploaded file. This ID can be used later to retrieve or manage the file.</text:span></text:p>
            </text:list-item>
            <text:list-item>
              <text:p text:style-name="P7"><text:span text:style-name="Strong_20_Emphasis"><text:span text:style-name="T1">Retrieve All Files</text:span></text:span><text:span text:style-name="T1">: Users can view a list of all uploaded files. This is done through a </text:span><text:span text:style-name="Source_20_Text"><text:span text:style-name="T2">GET</text:span></text:span><text:span text:style-name="T1"> request to the </text:span><text:span text:style-name="Source_20_Text"><text:span text:style-name="T2">/api/file</text:span></text:span><text:span text:style-name="T1"> endpoint. The backend responds with a list of all stored files, allowing users to see what has been uploaded at a glance.</text:span></text:p>
            </text:list-item>
            <text:list-item>
              <text:p text:style-name="P7"><text:span text:style-name="Strong_20_Emphasis"><text:span text:style-name="T1">Retrieve Specific File</text:span></text:span><text:span text:style-name="T1">: If a user wants to access the content of a specific file, they can do so via a </text:span><text:span text:style-name="Source_20_Text"><text:span text:style-name="T2">GET</text:span></text:span><text:span text:style-name="T1"> request to the </text:span><text:span text:style-name="Source_20_Text"><text:span text:style-name="T2">/api/file/{fileId}</text:span></text:span><text:span text:style-name="T1"> endpoint, where </text:span><text:span text:style-name="Source_20_Text"><text:span text:style-name="T2">fileId</text:span></text:span><text:span text:style-name="T1"> is the identifier of the file they want to retrieve. The backend will return the file's content.</text:span></text:p>
            </text:list-item>
            <text:list-item>
              <text:p text:style-name="P7"><text:span text:style-name="Strong_20_Emphasis"><text:span text:style-name="T1">Delete Specific File</text:span></text:span><text:span text:style-name="T1">: Users can delete a specific file using a </text:span><text:span text:style-name="Source_20_Text"><text:span text:style-name="T2">DELETE</text:span></text:span><text:span text:style-name="T1"> request to the </text:span><text:span text:style-name="Source_20_Text"><text:span text:style-name="T2">/api/file/{fileId}</text:span></text:span><text:span text:style-name="T1"> endpoint. This operation will remove the file from the storage, ensuring it is no longer accessible.</text:span></text:p>
            </text:list-item>
          </text:list>
        </text:list-item>
        <text:list-item>
          <text:p text:style-name="P7"><text:span text:style-name="Strong_20_Emphasis"><text:span text:style-name="T1">Data Management</text:span></text:span><text:span text:style-name="T1">:</text:span></text:p>
          <text:list>
            <text:list-item>
              <text:p text:style-name="P7"><text:span text:style-name="Strong_20_Emphasis"><text:span text:style-name="T1">Create New Data Entry</text:span></text:span><text:span text:style-name="T1">: Users can create new data entries by sending a </text:span><text:span text:style-name="Source_20_Text"><text:span text:style-name="T2">POST</text:span></text:span><text:span text:style-name="T1"> request to the </text:span><text:span text:style-name="Source_20_Text"><text:span text:style-name="T2">/api/data/{domain}/{category}/{entry}</text:span></text:span><text:span text:style-name="T1"> endpoint. The request includes the necessary parameters—</text:span><text:span text:style-name="Source_20_Text"><text:span text:style-name="T2">domain</text:span></text:span><text:span text:style-name="T1">, </text:span><text:span text:style-name="Source_20_Text"><text:span text:style-name="T2">category</text:span></text:span><text:span text:style-name="T1">, and </text:span><text:span text:style-name="Source_20_Text"><text:span text:style-name="T2">entry</text:span></text:span><text:span text:style-name="T1">—and the data to be stored. The backend processes this information and confirms the data entry creation.</text:span></text:p>
            </text:list-item>
            <text:list-item>
              <text:p text:style-name="P7"><text:span text:style-name="Strong_20_Emphasis"><text:span text:style-name="T1">Delete Data Entry</text:span></text:span><text:span text:style-name="T1">: Users can delete a specific data entry by sending a </text:span><text:span text:style-name="Source_20_Text"><text:span text:style-name="T2">DELETE</text:span></text:span><text:span text:style-name="T1"> request to the </text:span><text:span text:style-name="Source_20_Text"><text:span text:style-name="T2">/api/data/{domain}/{category}/{entry}</text:span></text:span><text:span text:style-name="T1"> endpoint. This request requires the </text:span><text:span text:style-name="Source_20_Text"><text:span text:style-name="T2">domain</text:span></text:span><text:span text:style-name="T1">, </text:span><text:span text:style-name="Source_20_Text"><text:span text:style-name="T2">category</text:span></text:span><text:span text:style-name="T1">, and </text:span><text:span text:style-name="Source_20_Text"><text:span text:style-name="T2">entry</text:span></text:span><text:span text:style-name="T1"> parameters. An optional </text:span><text:span text:style-name="Source_20_Text"><text:span text:style-name="T2">softDelete</text:span></text:span><text:span text:style-name="T1"> query parameter can be included, with </text:span><text:span text:style-name="Source_20_Text"><text:span text:style-name="T2">true</text:span></text:span><text:span text:style-name="T1"> being the default value, allowing for a less permanent deletion.</text:span></text:p>
            </text:list-item>
            <text:list-item>
              <text:p text:style-name="P7"><text:span text:style-name="Strong_20_Emphasis"><text:span text:style-name="T1">Retrieve All Data Entries</text:span></text:span><text:span text:style-name="T1">: By sending a </text:span><text:span text:style-name="Source_20_Text"><text:span text:style-name="T2">GET</text:span></text:span><text:span text:style-name="T1"> request to the </text:span><text:span text:style-name="Source_20_Text"><text:span text:style-name="T2">/api/data</text:span></text:span><text:span text:style-name="T1"> endpoint, users can retrieve a list of all data entries stored in the system. This helps in keeping track of all available data.</text:span></text:p>
            </text:list-item>
            <text:list-item>
              <text:p text:style-name="P7"><text:soft-page-break/><text:span text:style-name="Strong_20_Emphasis"><text:span text:style-name="T1">Retrieve Domain-Specific Data</text:span></text:span><text:span text:style-name="T1">: Users can filter data based on the domain by sending a </text:span><text:span text:style-name="Source_20_Text"><text:span text:style-name="T2">GET</text:span></text:span><text:span text:style-name="T1"> request to the </text:span><text:span text:style-name="Source_20_Text"><text:span text:style-name="T2">/api/data/{domain}</text:span></text:span><text:span text:style-name="T1"> endpoint. This will return all data entries associated with the specified domain.</text:span></text:p>
            </text:list-item>
            <text:list-item>
              <text:p text:style-name="P7"><text:span text:style-name="Strong_20_Emphasis"><text:span text:style-name="T1">Delete Category</text:span></text:span><text:span text:style-name="T1">: To delete a category, users can send a </text:span><text:span text:style-name="Source_20_Text"><text:span text:style-name="T2">DELETE</text:span></text:span><text:span text:style-name="T1"> request to the </text:span><text:span text:style-name="Source_20_Text"><text:span text:style-name="T2">/api/data/{domain}/{category}</text:span></text:span><text:span text:style-name="T1"> endpoint, specifying the domain and category to be deleted. The backend will confirm the deletion.</text:span></text:p>
            </text:list-item>
          </text:list>
        </text:list-item>
        <text:list-item>
          <text:p text:style-name="P7"><text:span text:style-name="Strong_20_Emphasis"><text:span text:style-name="T1">Data Hierarchy Management</text:span></text:span><text:span text:style-name="T1">:</text:span></text:p>
          <text:list>
            <text:list-item>
              <text:p text:style-name="P7"><text:span text:style-name="Strong_20_Emphasis"><text:span text:style-name="T1">Create Data at Different Levels</text:span></text:span><text:span text:style-name="T1">: The application supports the creation of hierarchical data entries at multiple levels. Various endpoints allow users to specify different levels (e.g., </text:span><text:span text:style-name="Source_20_Text"><text:span text:style-name="T2">level0</text:span></text:span><text:span text:style-name="T1">, </text:span><text:span text:style-name="Source_20_Text"><text:span text:style-name="T2">level1</text:span></text:span><text:span text:style-name="T1">, etc.) within the path parameters. For example, creating data at </text:span><text:span text:style-name="Source_20_Text"><text:span text:style-name="T2">level0</text:span></text:span><text:span text:style-name="T1"> would involve a </text:span><text:span text:style-name="Source_20_Text"><text:span text:style-name="T2">POST</text:span></text:span><text:span text:style-name="T1"> request to the </text:span><text:span text:style-name="Source_20_Text"><text:span text:style-name="T2">/api/data/{domain}/{category}/{entry}/{level0}</text:span></text:span><text:span text:style-name="T1"> endpoint, and similarly for other levels.</text:span></text:p>
            </text:list-item>
          </text:list>
        </text:list-item>
      </text:list>
      <text:h text:style-name="P1" text:outline-level="3">Example Scenarios:</text:h>
      <text:list xml:id="list177989282" text:style-name="L6">
        <text:list-item>
          <text:p text:style-name="P8"><text:span text:style-name="Strong_20_Emphasis"><text:span text:style-name="T1">Uploading a File</text:span></text:span><text:span text:style-name="T1">:</text:span></text:p>
          <text:list>
            <text:list-item>
              <text:p text:style-name="P8"><text:span text:style-name="T1">A user wants to store a new document in the system. They navigate to the file upload section in the UI, select their file, and click upload. This action triggers a </text:span><text:span text:style-name="Source_20_Text"><text:span text:style-name="T2">POST</text:span></text:span><text:span text:style-name="T1"> request to </text:span><text:span text:style-name="Source_20_Text"><text:span text:style-name="T2">/api/file</text:span></text:span><text:span text:style-name="T1">. The backend receives the file, stores it, and returns an ID, which the user can use to access this file in the future.</text:span></text:p>
            </text:list-item>
          </text:list>
        </text:list-item>
        <text:list-item>
          <text:p text:style-name="P8"><text:span text:style-name="Strong_20_Emphasis"><text:span text:style-name="T1">Viewing All Files</text:span></text:span><text:span text:style-name="T1">:</text:span></text:p>
          <text:list>
            <text:list-item>
              <text:p text:style-name="P8"><text:span text:style-name="T1">On the dashboard, a user clicks on a button to view all files. This action sends a </text:span><text:span text:style-name="Source_20_Text"><text:span text:style-name="T2">GET</text:span></text:span><text:span text:style-name="T1"> request to </text:span><text:span text:style-name="Source_20_Text"><text:span text:style-name="T2">/api/file</text:span></text:span><text:span text:style-name="T1">. The backend returns a list of all files, which are then displayed on the UI, allowing the user to see all available files.</text:span></text:p>
            </text:list-item>
          </text:list>
        </text:list-item>
        <text:list-item>
          <text:p text:style-name="P8"><text:span text:style-name="Strong_20_Emphasis"><text:span text:style-name="T1">Creating a Data Entry</text:span></text:span><text:span text:style-name="T1">:</text:span></text:p>
          <text:list>
            <text:list-item>
              <text:p text:style-name="P8"><text:span text:style-name="T1">A user needs to add a new piece of data. They fill out the required fields in the UI and submit the form. This sends a </text:span><text:span text:style-name="Source_20_Text"><text:span text:style-name="T2">POST</text:span></text:span><text:span text:style-name="T1"> request to </text:span><text:span text:style-name="Source_20_Text"><text:span text:style-name="T2">/api/data/{domain}/{category}/{entry}</text:span></text:span><text:span text:style-name="T1"> with the provided data. The backend processes this request and stores the new data entry.</text:span></text:p>
            </text:list-item>
          </text:list>
        </text:list-item>
        <text:list-item>
          <text:p text:style-name="P8"><text:span text:style-name="Strong_20_Emphasis"><text:span text:style-name="T1">Deleting a Specific Data Entry</text:span></text:span><text:span text:style-name="T1">:</text:span></text:p>
          <text:list>
            <text:list-item>
              <text:p text:style-name="P8"><text:span text:style-name="T1">From the UI, the user selects an existing data entry they wish to delete and confirms the deletion. This action sends a </text:span><text:span text:style-name="Source_20_Text"><text:span text:style-name="T2">DELETE</text:span></text:span><text:span text:style-name="T1"> request to </text:span><text:span text:style-name="Source_20_Text"><text:span text:style-name="T2">/api/data/{domain}/{category}/{entry}</text:span></text:span><text:span text:style-name="T1">. The backend deletes the specified data entry, removing it from the storag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IBM Plex Sans Devanagari" style:font-family-complex="'IBM Plex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10-26T21:53:34.218594703</meta:creation-date>
    <dc:date>2024-10-26T21:58:05.278327568</dc:date>
    <meta:editing-duration>PT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78" meta:word-count="1108" meta:character-count="6844" meta:non-whitespace-character-count="5886"/>
  </office:meta>
</office:document-meta>
</file>